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2a7"/>
    </style:style>
    <style:style style:name="P2" style:family="paragraph" style:parent-style-name="Standard">
      <style:text-properties officeooo:rsid="00206650" officeooo:paragraph-rsid="00206650"/>
    </style:style>
    <style:style style:name="T1" style:family="text">
      <style:text-properties officeooo:rsid="001a7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rasoul@aurora genrepredictor]$ jobs -l</text:p>
      <text:p text:style-name="P1">[1] <text:s/>+ 47480 Running <text:s text:c="22"/>python app.py -path /aurora.cs/ssd/apo/trained_data/4seconds/hickle_data_16_wav_blues2wav_8960_9800/ -port 8000</text:p>
      <text:p text:style-name="Standard">[2] <text:s text:c="3"/>74003 Running <text:s text:c="22"/>python app.py -path <text:span text:style-name="T1">dx </text:span>/aurora.cs/ssd/apo/trained_data/4seconds/hickle_data_wav_ALL_with_blues500k_8788_9718/ -port 8968</text:p>
      <text:p text:style-name="Standard">[3] <text:s/>- 67915 Running <text:s text:c="22"/>python app.py -path /aurora.cs/ssd/apo/trained_data/4seconds/hickle_HIERARCHCAL_blues2060_pop1020_funk1020_reggae1020_classical1020_country10_20_8763/ -port 8961</text:p>
      <text:p text:style-name="Standard">[4] <text:s text:c="3"/>17778 Running <text:s text:c="22"/>python app.py -path /aurora.cs/ssd/apo/trained_data/4seconds/hickle_HIERARCHCAL_blues2060_pop1020_funk1020_reggae1020_classical1020_country10_20_8763/ -port 8960</text:p>
      <text:p text:style-name="Standard">[5] <text:s text:c="3"/>70179 Running <text:s text:c="22"/>python app.py -path /aurora.cs/ssd/apo/trained_data/4seconds/classic_metal_16/ -port 9002</text:p>
      <text:p text:style-name="Standard">[6] <text:s text:c="3"/>70832 Running <text:s text:c="22"/>python app.py -path /aurora.cs/ssd/apo/trained_data/4seconds/hickle_data_16_wav_reggae2wav_9256_9832/ -port 9001</text:p>
      <text:p text:style-name="Standard">[7] <text:s text:c="3"/>71898 Running <text:s text:c="22"/>python app.py -path /aurora.cs/ssd/apo/trained_data/4seconds/hickle_HIERARCHCAL_blues2060_pop1020_funk1020_reggae1020_classical1020_country20_60_8786/ -port 8962</text:p>
      <text:p text:style-name="Standard">[8] <text:s text:c="3"/>72929 Running <text:s text:c="22"/>python app.py -path /aurora.cs/ssd/apo/trained_data/4seconds/hickle_data_16_wav_blues2_9401/ -port 8100</text:p>
      <text:p text:style-name="Standard">[9] <text:s text:c="3"/>73457 Running <text:s text:c="22"/>python app.py -path /aurora.cs/ssd/apo/trained_data/4seconds/hickle_data_16_wav_classical2wav_8393_9524/ -port 8001</text:p>
      <text:p text:style-name="Standard">[10] <text:s text:c="2"/>76506 Running <text:s text:c="22"/>python app.py -path /aurora.cs/ssd/apo/trained_data/4seconds/hickle_data_16_wav_jazz2wav_8640_9693/ -port 8007</text:p>
      <text:p text:style-name="Standard">[11] <text:s text:c="2"/>77068 Running <text:s text:c="22"/>python app.py -path /aurora.cs/ssd/apo/trained_data/4seconds/hickle_data_16_rock769_electronic633_No_Copy_8711/ -port 8969</text:p>
      <text:p text:style-name="Standard">[12] <text:s text:c="2"/>78950 Running <text:s text:c="22"/>python app.py -path /aurora.cs/ssd/apo/trained_data/4seconds/hickle_data_16_wav_pop2wav_8351_9758/ -port 9000</text:p>
      <text:p text:style-name="Standard">[13] <text:s text:c="2"/>80339 Running <text:s text:c="22"/>python app.py -path /aurora.cs/ssd/apo/trained_data/4seconds/hickle_HIERARCHCAL_blues2060_pop1020_funk1020_reggae1020_classical2020_country20_60_8856_9703/ -port 8963</text:p>
      <text:p text:style-name="Standard">[14] <text:s text:c="2"/>81516 Running <text:s text:c="22"/>python gateway.py -port 9900 (wd: /aurora.cs/ssd/apo/PredictGateway1/predictorgateway)</text:p>
      <text:p text:style-name="Standard">[15] <text:s text:c="3"/>2062 Running <text:s text:c="22"/>python app.py -path /aurora.cs/ssd/apo/trained_data/4seconds/hickle_data_16_wav_blues2wav_8850_9678/ -port 82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] <text:s/>+ 599246 Running <text:s text:c="22"/>python app.py -path /aurora.cs/ssd/apo/trained_data/4seconds/hickle_data_16_wav_blues2wav_8960_9800/ -port 8000</text:p>
      <text:p text:style-name="Standard">[2] <text:s/>- 599611 Running <text:s text:c="22"/>python app.py -path /aurora.cs/ssd/apo/trained_data/4seconds/hickle_HIERARCHCAL_blues2060_pop1020_funk1020_reggae1020_classical1020_country10_20_8763/ -port 8961</text:p>
      <text:p text:style-name="Standard">[3] <text:s text:c="3"/>600084 Running <text:s text:c="22"/>python app.py -path /aurora.cs/ssd/apo/trained_data/4seconds/classic_metal_16/ -port 9002</text:p>
      <text:p text:style-name="Standard">[4] <text:s text:c="3"/>600704 Running <text:s text:c="22"/>python app.py -path /aurora.cs/ssd/apo/trained_data/4seconds/hickle_data_16_wav_reggae2wav_9256_9832/ -port 9001</text:p>
      <text:p text:style-name="Standard">[5] <text:s text:c="3"/>601016 Running <text:s text:c="22"/>python app.py -path /aurora.cs/ssd/apo/trained_data/4seconds/hickle_data_16_wav_classical2wav_8393_9524/ -port 8001</text:p>
      <text:p text:style-name="Standard">[6] <text:s text:c="3"/>601289 Running <text:s text:c="22"/>python app.py -path /aurora.cs/ssd/apo/trained_data/4seconds/hickle_data_16_wav_jazz2wav_8640_9693/ -port 8007</text:p>
      <text:p text:style-name="Standard">[7] <text:s text:c="3"/>601572 Running <text:s text:c="22"/>python app.py -path /aurora.cs/ssd/apo/trained_data/4seconds/hickle_data_16_wav_pop2wav_8351_9758/ -port 9000</text:p>
      <text:p text:style-name="Standard">[8] <text:s text:c="3"/>603263 Running <text:s text:c="22"/>python gateway.py -port 9900 (wd: /aurora.cs/ssd/apo/PredictGateway1/predictorgateway)</text:p>
      <text:p text:style-name="Standard">[9] <text:s text:c="3"/>607420 Running <text:s text:c="22"/>python app.py -path /aurora.cs/ssd/apo/trained_data/4seconds/hickle_data_16_wav_pop2wav_8351_9758/ -port 8960</text:p>
      <text:p text:style-name="Standard"/>
      <text:p text:style-name="Standard"/>
      <text:p text:style-name="P2">========================================================</text:p>
      <text:p text:style-name="P2"/>
      <text:p text:style-name="P2">flask_host_port = "http://aurora.cs.rutgers.edu:8960"</text:p>
      <text:p text:style-name="P2">flask_port = 8960</text:p>
      <text:p text:style-name="P2">flask_app_context = "/gramusik/v1/predict/"</text:p>
      <text:p text:style-name="P2"/>
      <text:p text:style-name="P2">style_port1 = dict(</text:p>
      <text:p text:style-name="P2"><text:s text:c="4"/>blues="http://aurora.cs.rutgers.edu:8000",</text:p>
      <text:p text:style-name="P2"><text:s text:c="4"/>classical="http://aurora.cs.rutgers.edu:8001",</text:p>
      <text:p text:style-name="P2"><text:s text:c="4"/>country="http://aurora.cs.rutgers.edu:8002",</text:p>
      <text:p text:style-name="P2"><text:s text:c="4"/>electronic="http://aurora.cs.rutgers.edu:8003",</text:p>
      <text:p text:style-name="P2"><text:s text:c="4"/>funk="http://aurora.cs.rutgers.edu:8004",</text:p>
      <text:p text:style-name="P2"><text:s text:c="4"/>hiphop="http://aurora.cs.rutgers.edu:8005",</text:p>
      <text:p text:style-name="P2"><text:s text:c="4"/>jazz="http://aurora.cs.rutgers.edu:8007",</text:p>
      <text:p text:style-name="P2"><text:s text:c="4"/>latin="http://aurora.cs.rutgers.edu:8008",</text:p>
      <text:p text:style-name="P2"><text:s text:c="4"/>pop="http://aurora.cs.rutgers.edu:9000",</text:p>
      <text:p text:style-name="P2"><text:s text:c="4"/>raggae="http://aurora.cs.rutgers.edu:9001",</text:p>
      <text:p text:style-name="P2"><text:s text:c="4"/>reggae="http://aurora.cs.rutgers.edu:9001",</text:p>
      <text:p text:style-name="P2"><text:s text:c="4"/>rock="http://aurora.cs.rutgers.edu:9002"</text:p>
      <text:p text:style-name="P2">)</text:p>
      <text:p text:style-name="P2"/>
      <text:p text:style-name="P2">style_port = {</text:p>
      <text:p text:style-name="P2"><text:s text:c="4"/>'blues':"http://aurora.cs.rutgers.edu:8000",</text:p>
      <text:p text:style-name="P2"><text:s text:c="4"/>#'blues2':"http://aurora.cs.rutgers.edu:8000",</text:p>
      <text:p text:style-name="P2"><text:s text:c="4"/>'classical':"http://aurora.cs.rutgers.edu:8001",</text:p>
      <text:p text:style-name="P2"><text:s text:c="4"/>#'country':"http://aurora.cs.rutgers.edu:8002",</text:p>
      <text:p text:style-name="P2"><text:s text:c="4"/>#'electronic':"http://aurora.cs.rutgers.edu:8003",</text:p>
      <text:p text:style-name="P2"><text:soft-page-break/><text:s text:c="4"/>#'funk':"http://aurora.cs.rutgers.edu:8004",</text:p>
      <text:p text:style-name="P2"><text:s text:c="4"/>#'hiphop':"http://aurora.cs.rutgers.edu:8005",</text:p>
      <text:p text:style-name="P2"><text:s text:c="4"/>#'hip-hop':"http://aurora.cs.rutgers.edu:8005",</text:p>
      <text:p text:style-name="P2"><text:s text:c="4"/>'jazz':"http://aurora.cs.rutgers.edu:8007",</text:p>
      <text:p text:style-name="P2"><text:s text:c="4"/>#'latin':"http://aurora.cs.rutgers.edu:8008",</text:p>
      <text:p text:style-name="P2"><text:s text:c="4"/>#'pop':"http://aurora.cs.rutgers.edu:9000",</text:p>
      <text:p text:style-name="P2"><text:s text:c="4"/>'reggae':"http://aurora.cs.rutgers.edu:9001",</text:p>
      <text:p text:style-name="P2"><text:s text:c="4"/>'rock':"http://aurora.cs.rutgers.edu:9002",</text:p>
      <text:p text:style-name="P2"><text:s text:c="4"/>#'rock769k':"http://aurora.cs.rutgers.edu:9002",</text:p>
      <text:p text:style-name="P2"><text:s text:c="4"/># 'rock':"http://aurora.cs.rutgers.edu:12001",</text:p>
      <text:p text:style-name="P2"><text:s text:c="4"/>#'metal':"http://aurora.cs.rutgers.edu:12004",</text:p>
      <text:p text:style-name="P2"><text:s text:c="4"/>#'heavy':"http://aurora.cs.rutgers.edu:12004",</text:p>
      <text:p text:style-name="P2"><text:s text:c="4"/>#'indu':"http://aurora.cs.rutgers.edu:12005"</text:p>
      <text:p text:style-name="P2">}</text:p>
      <text:p text:style-name="P2"/>
      <text:p text:style-name="P2">"""</text:p>
      <text:p text:style-name="P2">for rock 2nd level</text:p>
      <text:p text:style-name="P2"/>
      <text:p text:style-name="P2">http://aurora.cs.rutgers.edu:12001/gramusik/v1/predict/tAGnKpE4NCI</text:p>
      <text:p text:style-name="P2"/>
      <text:p text:style-name="P2">that splits it into two <text:s text:c="2"/>Metal and classic</text:p>
      <text:p text:style-name="P2"/>
      <text:p text:style-name="P2">for metal http://aurora.cs.rutgers.edu:12002/gramusik/v1/predict/tAGnKpE4NCI</text:p>
      <text:p text:style-name="P2"/>
      <text:p text:style-name="P2">splits into 2 heavy metal <text:s/>and Industrial metal</text:p>
      <text:p text:style-name="P2"/>
      <text:p text:style-name="P2">heavy metal http://aurora.cs.rutgers.edu:12004/gramusik/v1/predict/tAGnKpE4NCI</text:p>
      <text:p text:style-name="P2"/>
      <text:p text:style-name="P2">industrial metal http://aurora.cs.rutgers.edu:12005/gramusik/v1/predict/0zhV99Bvrgg</text:p>
      <text:p text:style-name="P2">"""</text:p>
      <text:p text:style-name="P2">ilab4:/research/projects/apoforthill/aurora/ssd/apo/PredictGateway1/predictorgateway&gt;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08:44:23.247244044</meta:creation-date>
    <dc:date>2022-09-30T17:24:39.427273001</dc:date>
    <meta:editing-duration>P2DT7H7M3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307" meta:character-count="6079" meta:non-whitespace-character-count="5134"/>
  </office:meta>
</office:document-meta>
</file>